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1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.635cm" fo:margin-right="0cm" fo:text-align="center" fo:text-indent="-0.635cm"/>
      <style:text-properties fo:font-size="28pt"/>
    </style:style>
    <style:style style:name="P2" style:family="paragraph">
      <loext:graphic-properties draw:fill="none" draw:fill-color="#ffffff"/>
      <style:paragraph-properties fo:margin-left="0.635cm" fo:margin-right="0cm" fo:text-align="center" fo:text-indent="-0.635cm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.635cm" fo:margin-right="0cm" fo:text-align="center" fo:text-indent="-0.635cm"/>
      <style:text-properties fo:font-size="36pt"/>
    </style:style>
    <style:style style:name="P5" style:family="paragraph">
      <loext:graphic-properties draw:fill="none" draw:fill-color="#ffffff"/>
      <style:paragraph-properties fo:margin-left="0.635cm" fo:margin-right="0cm" fo:text-align="center" fo:text-indent="-0.635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text-align="center" fo:text-indent="-1.27cm"/>
      <style:text-properties fo:font-size="36pt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text-align="center" fo:text-indent="-1.27cm"/>
      <style:text-properties fo:font-size="32pt"/>
    </style:style>
    <style:style style:name="P9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508cm">
          <draw:text-box>
            <text:p text:style-name="P1"><text:span text:style-name="T1">HYMN #761</text:span></text:p>
            <text:p text:style-name="P1"><text:span text:style-name="T2">“</text:span><text:span text:style-name="T2">Rock of Ages, Cleft for 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384cm" svg:height="7.067cm" svg:x="1.814cm" svg:y="0.508cm">
          <draw:text-box>
            <text:p text:style-name="P4"><text:span text:style-name="T3">1. </text:span><text:span text:style-name="T4">Rock of Ages, cleft for me,</text:span></text:p>
            <text:p text:style-name="P4"><text:span text:style-name="T4">Let me hide myself in Thee;</text:span></text:p>
            <text:p text:style-name="P4"><text:span text:style-name="T4">Let the water and the blood,</text:span></text:p>
            <text:p text:style-name="P4"><text:span text:style-name="T4">From Thy riven side which flow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4.384cm" svg:height="3.631cm" svg:x="1.814cm" svg:y="0.508cm">
          <draw:text-box>
            <text:p text:style-name="P4"><text:span text:style-name="T4">Be of sin the double cure:</text:span></text:p>
            <text:p text:style-name="P4"><text:span text:style-name="T4">Cleanse me from its guilt and pow’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7" draw:layer="layout" svg:width="24.638cm" svg:height="7.216cm" svg:x="1.524cm" svg:y="0.508cm">
          <draw:text-box>
            <text:p text:style-name="P6"><text:span text:style-name="T5">2. </text:span><text:span text:style-name="T6">Not the labors of my hands</text:span></text:p>
            <text:p text:style-name="P6"><text:span text:style-name="T6">Can fulfill Thy Law’s demands;</text:span></text:p>
            <text:p text:style-name="P6"><text:span text:style-name="T6">Could my zeal no respite know,</text:span></text:p>
            <text:p text:style-name="P6"><text:span text:style-name="T6">Could my tears forever flow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7" draw:layer="layout" svg:width="24.638cm" svg:height="3.914cm" svg:x="1.524cm" svg:y="0.561cm">
          <draw:text-box>
            <text:p text:style-name="P6"><text:span text:style-name="T6">All for sin could not atone;</text:span></text:p>
            <text:p text:style-name="P6"><text:span text:style-name="T6">Thou must save, and Thou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7" draw:text-style-name="P7" draw:layer="layout" svg:width="24.638cm" svg:height="7.112cm" svg:x="1.547cm" svg:y="0.548cm">
          <draw:text-box>
            <text:p text:style-name="P6"><text:span text:style-name="T5">3. </text:span><text:span text:style-name="T6">Nothing in my hand I bring;</text:span></text:p>
            <text:p text:style-name="P6"><text:span text:style-name="T6">Simply to Thy cross I cling.</text:span></text:p>
            <text:p text:style-name="P6"><text:span text:style-name="T6">Naked, come to Thee for dress;</text:span></text:p>
            <text:p text:style-name="P6"><text:span text:style-name="T6">Helpless, look to Thee for grac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7" draw:layer="layout" svg:width="24.638cm" svg:height="3.631cm" svg:x="1.524cm" svg:y="0.508cm">
          <draw:text-box>
            <text:p text:style-name="P6"><text:span text:style-name="T6">Foul, I to the fountain fly;</text:span></text:p>
            <text:p text:style-name="P6"><text:span text:style-name="T6">Wash me, Savior, or I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8" draw:text-style-name="P9" draw:layer="layout" svg:width="24.638cm" svg:height="7.401cm" svg:x="1.524cm" svg:y="0.508cm">
          <draw:text-box>
            <text:p text:style-name="P8"><text:span text:style-name="T5">4. </text:span><text:span text:style-name="T6">While I draw this fleeting breath,</text:span></text:p>
            <text:p text:style-name="P8"><text:span text:style-name="T6">When mine eyelids close in death,</text:span></text:p>
            <text:p text:style-name="P8"><text:span text:style-name="T6">When I soar to worlds unknown,</text:span></text:p>
            <text:p text:style-name="P8"><text:span text:style-name="T6">See Thee on Thy judgment thron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9" draw:text-style-name="P9" draw:layer="layout" svg:width="24.638cm" svg:height="13.021cm" svg:x="1.524cm" svg:y="0.645cm">
          <draw:text-box>
            <text:p text:style-name="P8"><text:span text:style-name="T6">Rock of Ages, cleft for me,</text:span></text:p>
            <text:p text:style-name="P8"><text:span text:style-name="T6">Let me hide myself in Thee.</text:span></text:p>
            <text:p text:style-name="P10"><text:span text:style-name="T6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<text:s text:c="10"/></text:span><text:span text:style-name="T8"><text:s text:c="2"/>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<text:tab/></text:span><text:span text:style-name="T8"><text:tab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21:19:33.307000000</meta:creation-date>
    <dc:date>2019-04-29T17:30:08.999000000</dc:date>
    <meta:editing-duration>PT14M47S</meta:editing-duration>
    <meta:editing-cycles>7</meta:editing-cycles>
    <meta:generator>LibreOffice/6.1.5.2$Windows_X86_64 LibreOffice_project/90f8dcf33c87b3705e78202e3df5142b201bd805</meta:generator>
    <meta:document-statistic meta:object-count="48"/>
  </office:meta>
</office:document-meta>
</file>